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30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91cm" fo:min-width="4.58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83cm" fo:min-width="2.04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47cm" fo:min-width="12.2cm" fo:padding-top="0.165cm" fo:padding-bottom="0.165cm" fo:padding-left="0.29cm" fo:padding-right="0.29cm"/>
    </style:style>
    <style:style style:name="gr38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87cm" fo:min-width="17.333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4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4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4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75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1cm" fo:min-width="0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0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0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2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85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3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3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5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5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6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8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8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1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2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2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2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3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3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4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6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6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7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style:font-name="DejaVu Sans" fo:font-size="16pt"/>
    </style:style>
    <style:style style:name="P1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DejaVu Sans" fo:font-size="16pt"/>
    </style:style>
    <style:style style:name="P16" style:family="paragraph">
      <loext:graphic-properties draw:fill="none" draw:opacity="100%"/>
      <style:paragraph-properties fo:text-align="center"/>
      <style:text-properties style:font-name="DejaVu Sans"/>
    </style:style>
    <style:style style:name="P17" style:family="paragraph">
      <loext:graphic-properties draw:opacity="30%"/>
      <style:paragraph-properties fo:text-align="center"/>
    </style:style>
    <style:style style:name="P18" style:family="paragraph">
      <style:paragraph-properties fo:text-align="center"/>
      <style:text-properties style:font-name="DejaVu Sans" fo:font-weight="bold"/>
    </style:style>
    <style:style style:name="P19" style:family="paragraph">
      <style:paragraph-properties fo:text-align="center"/>
      <style:text-properties style:font-name="DejaVu Sans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24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DejaVu Sans" fo:font-size="15pt" style:font-size-asian="15pt" style:font-size-complex="15pt"/>
    </style:style>
    <style:style style:name="T17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T26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27" style:family="text">
      <style:text-properties fo:font-size="4.90000009536743pt" style:letter-kerning="true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859cm" svg:x="14.843cm" svg:y="3.535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  <text:list-item>
                <text:p><text:span text:style-name="T1">No SEND to same tag twice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7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cm" svg:y="16.24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7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7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7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7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8" draw:layer="layout" svg:width="2.449cm" svg:height="0.962cm" svg:x="16.24cm" svg:y="15.097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4cm" svg:y="10.325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7cm" svg:y="7.404cm">
          <draw:text-box>
            <text:p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9" draw:layer="layout" svg:width="7.26cm" svg:height="17.203cm" svg:x="1.951cm" svg:y="2.324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2x128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2 (4x128)</text:span></text:p>
                  </text:list-item>
                  <text:list-item>
                    <text:p><text:span text:style-name="T7">Cost: $10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.27cm" svg:height="1.27cm" svg:x="11.78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27cm" svg:height="1.27cm" svg:x="13.69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7cm" svg:height="1.27cm" svg:x="11.787cm" svg:y="15.478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5.5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" draw:id="id10" draw:layer="layout" svg:width="1.27cm" svg:height="1.27cm" svg:x="17.50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1.27cm" svg:height="1.27cm" svg:x="15.5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9.4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27cm" svg:height="1.27cm" svg:x="21.31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27cm" svg:height="1.27cm" svg:x="19.4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23.2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4" draw:id="id14" draw:layer="layout" svg:width="1.27cm" svg:height="1.27cm" svg:x="25.15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3" draw:id="id13" draw:layer="layout" svg:width="1.27cm" svg:height="1.27cm" svg:x="23.2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3.057cm" svg:y1="16.113cm" svg:x2="13.692cm" svg:y2="16.113cm" draw:start-shape="id7" draw:start-glue-point="1" draw:end-shape="id8" draw:end-glue-point="3" svg:d="M13057 16113h541-447 541" svg:viewBox="0 0 636 1">
          <text:p/>
        </draw:connector>
        <draw:connector draw:style-name="gr11" draw:text-style-name="P7" draw:layer="layout" draw:type="lines" svg:x1="14.962cm" svg:y1="16.113cm" svg:x2="15.597cm" svg:y2="16.113cm" draw:start-shape="id8" draw:start-glue-point="1" draw:end-shape="id9" draw:end-glue-point="3" svg:d="M14962 16113h541-447 541" svg:viewBox="0 0 636 1">
          <text:p/>
        </draw:connector>
        <draw:connector draw:style-name="gr11" draw:text-style-name="P7" draw:layer="layout" draw:type="lines" svg:x1="16.867cm" svg:y1="16.113cm" svg:x2="17.502cm" svg:y2="16.113cm" draw:start-shape="id9" draw:start-glue-point="1" draw:end-shape="id10" draw:end-glue-point="3" svg:d="M16867 16113h541-447 541" svg:viewBox="0 0 636 1">
          <text:p/>
        </draw:connector>
        <draw:connector draw:style-name="gr11" draw:text-style-name="P7" draw:layer="layout" draw:type="lines" svg:x1="18.772cm" svg:y1="16.113cm" svg:x2="19.407cm" svg:y2="16.113cm" draw:start-shape="id10" draw:start-glue-point="1" draw:end-shape="id11" draw:end-glue-point="3" svg:d="M18772 16113h541-447 541" svg:viewBox="0 0 636 1">
          <text:p/>
        </draw:connector>
        <draw:connector draw:style-name="gr11" draw:text-style-name="P7" draw:layer="layout" draw:type="lines" svg:x1="20.677cm" svg:y1="16.113cm" svg:x2="21.312cm" svg:y2="16.113cm" draw:start-shape="id11" draw:start-glue-point="1" draw:end-shape="id12" draw:end-glue-point="3" svg:d="M20677 16113h541-447 541" svg:viewBox="0 0 636 1">
          <text:p/>
        </draw:connector>
        <draw:connector draw:style-name="gr11" draw:text-style-name="P7" draw:layer="layout" draw:type="lines" svg:x1="22.582cm" svg:y1="16.113cm" svg:x2="23.252cm" svg:y2="16.113cm" draw:start-shape="id12" draw:start-glue-point="1" draw:end-shape="id13" draw:end-glue-point="3" svg:d="M22582 16113h541-412 541" svg:viewBox="0 0 671 1">
          <text:p/>
        </draw:connector>
        <draw:connector draw:style-name="gr11" draw:text-style-name="P7" draw:layer="layout" draw:type="lines" svg:x1="24.522cm" svg:y1="16.113cm" svg:x2="25.157cm" svg:y2="16.113cm" draw:start-shape="id13" draw:start-glue-point="1" draw:end-shape="id14" draw:end-glue-point="3" svg:d="M24522 16113h541-447 541" svg:viewBox="0 0 636 1">
          <text:p/>
        </draw:connector>
        <draw:connector draw:style-name="gr11" draw:text-style-name="P7" draw:layer="layout" draw:type="lines" svg:x1="12.422cm" svg:y1="15.478cm" svg:x2="14.327cm" svg:y2="15.478cm" draw:start-shape="id7" draw:start-glue-point="0" draw:end-shape="id8" draw:end-glue-point="0" svg:d="M12422 15478v-541h1905v541" svg:viewBox="0 0 1906 542">
          <text:p/>
        </draw:connector>
        <draw:connector draw:style-name="gr11" draw:text-style-name="P7" draw:layer="layout" draw:type="lines" svg:x1="16.232cm" svg:y1="15.478cm" svg:x2="14.327cm" svg:y2="15.478cm" draw:start-shape="id9" draw:start-glue-point="0" draw:end-shape="id8" draw:end-glue-point="0" svg:d="M16232 15478v-541h-1905v541" svg:viewBox="0 0 1906 542">
          <text:p/>
        </draw:connector>
        <draw:connector draw:style-name="gr11" draw:text-style-name="P7" draw:layer="layout" draw:type="lines" svg:x1="18.137cm" svg:y1="15.478cm" svg:x2="16.232cm" svg:y2="15.478cm" draw:start-shape="id10" draw:start-glue-point="0" draw:end-shape="id9" draw:end-glue-point="0" svg:d="M18137 15478v-541h-1905v541" svg:viewBox="0 0 1906 542">
          <text:p/>
        </draw:connector>
        <draw:connector draw:style-name="gr11" draw:text-style-name="P7" draw:layer="layout" draw:type="lines" svg:x1="20.042cm" svg:y1="15.478cm" svg:x2="18.137cm" svg:y2="15.478cm" draw:start-shape="id11" draw:start-glue-point="0" draw:end-shape="id10" draw:end-glue-point="0" svg:d="M20042 15478v-541h-1905v541" svg:viewBox="0 0 1906 542">
          <text:p/>
        </draw:connector>
        <draw:connector draw:style-name="gr11" draw:text-style-name="P7" draw:layer="layout" draw:type="lines" svg:x1="21.947cm" svg:y1="15.478cm" svg:x2="20.042cm" svg:y2="15.478cm" draw:start-shape="id12" draw:start-glue-point="0" draw:end-shape="id11" draw:end-glue-point="0" svg:d="M21947 15478v-541h-1905v541" svg:viewBox="0 0 1906 542">
          <text:p/>
        </draw:connector>
        <draw:connector draw:style-name="gr11" draw:text-style-name="P7" draw:layer="layout" draw:type="lines" svg:x1="23.887cm" svg:y1="15.478cm" svg:x2="21.947cm" svg:y2="15.478cm" draw:start-shape="id13" draw:start-glue-point="0" draw:end-shape="id12" draw:end-glue-point="0" svg:d="M23887 15478v-541h-1940v541" svg:viewBox="0 0 1941 542">
          <text:p/>
        </draw:connector>
        <draw:connector draw:style-name="gr11" draw:text-style-name="P7" draw:layer="layout" draw:type="lines" svg:x1="25.792cm" svg:y1="15.478cm" svg:x2="23.887cm" svg:y2="15.478cm" draw:start-shape="id14" draw:start-glue-point="0" draw:end-shape="id13" draw:end-glue-point="0" svg:d="M25792 15478v-541h-1905v541" svg:viewBox="0 0 1906 542">
          <text:p/>
        </draw:connector>
        <draw:frame draw:style-name="gr12" draw:text-style-name="P11" draw:layer="layout" svg:width="2.344cm" svg:height="0.747cm" svg:x="17.585cm" svg:y="14.308cm">
          <draw:text-box>
            <text:p><text:span text:style-name="T9">16 bytes</text:span></text:p>
          </draw:text-box>
        </draw:frame>
        <draw:custom-shape draw:style-name="gr10" draw:text-style-name="P10" draw:layer="layout" svg:width="1.27cm" svg:height="1.27cm" svg:x="15.62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6" draw:id="id16" draw:layer="layout" svg:width="1.27cm" svg:height="1.27cm" svg:x="17.52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1.27cm" svg:height="1.27cm" svg:x="15.624cm" svg:y="9.128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9.43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1.27cm" svg:height="1.27cm" svg:x="21.33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1.27cm" svg:height="1.27cm" svg:x="19.434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6.894cm" svg:y1="9.763cm" svg:x2="17.529cm" svg:y2="9.763cm" draw:start-shape="id15" draw:start-glue-point="1" draw:end-shape="id16" draw:end-glue-point="3" svg:d="M16894 9763h541-447 541" svg:viewBox="0 0 636 1">
          <text:p/>
        </draw:connector>
        <draw:connector draw:style-name="gr11" draw:text-style-name="P7" draw:layer="layout" draw:type="lines" svg:x1="18.799cm" svg:y1="9.763cm" svg:x2="19.434cm" svg:y2="9.763cm" draw:start-shape="id16" draw:start-glue-point="1" draw:end-shape="id17" draw:end-glue-point="3" svg:d="M18799 9763h541-447 541" svg:viewBox="0 0 636 1">
          <text:p/>
        </draw:connector>
        <draw:connector draw:style-name="gr11" draw:text-style-name="P7" draw:layer="layout" draw:type="lines" svg:x1="20.704cm" svg:y1="9.763cm" svg:x2="21.339cm" svg:y2="9.763cm" draw:start-shape="id17" draw:start-glue-point="1" draw:end-shape="id18" draw:end-glue-point="3" svg:d="M20704 9763h541-447 541" svg:viewBox="0 0 636 1">
          <text:p/>
        </draw:connector>
        <draw:line draw:style-name="gr13" draw:text-style-name="P7" draw:layer="layout" svg:x1="15.589cm" svg:y1="9.128cm" svg:x2="14.319cm" svg:y2="9.128cm">
          <text:p/>
        </draw:line>
        <draw:connector draw:style-name="gr11" draw:text-style-name="P7" draw:layer="layout" draw:type="lines" svg:x1="16.259cm" svg:y1="9.128cm" svg:x2="18.164cm" svg:y2="9.128cm" draw:start-shape="id15" draw:start-glue-point="0" draw:end-shape="id16" draw:end-glue-point="0" svg:d="M16259 9128v-541h1905v541" svg:viewBox="0 0 1906 542">
          <text:p/>
        </draw:connector>
        <draw:connector draw:style-name="gr11" draw:text-style-name="P7" draw:layer="layout" draw:type="lines" svg:x1="20.069cm" svg:y1="9.128cm" svg:x2="18.164cm" svg:y2="9.128cm" draw:start-shape="id17" draw:start-glue-point="0" draw:end-shape="id16" draw:end-glue-point="0" svg:d="M20069 9128v-541h-1905v541" svg:viewBox="0 0 1906 542">
          <text:p/>
        </draw:connector>
        <draw:connector draw:style-name="gr11" draw:text-style-name="P7" draw:layer="layout" draw:type="lines" svg:x1="21.974cm" svg:y1="9.128cm" svg:x2="20.069cm" svg:y2="9.128cm" draw:start-shape="id18" draw:start-glue-point="0" draw:end-shape="id17" draw:end-glue-point="0" svg:d="M21974 9128v-541h-1905v541" svg:viewBox="0 0 1906 542">
          <text:p/>
        </draw:connector>
        <draw:frame draw:style-name="gr14" draw:text-style-name="P11" draw:layer="layout" svg:width="2.073cm" svg:height="0.747cm" svg:x="18.088cm" svg:y="7.968cm">
          <draw:text-box>
            <text:p><text:span text:style-name="T9">8 bytes</text:span></text:p>
          </draw:text-box>
        </draw:frame>
        <draw:line draw:style-name="gr13" draw:text-style-name="P7" draw:layer="layout" svg:x1="15.589cm" svg:y1="10.398cm" svg:x2="14.319cm" svg:y2="10.398cm">
          <text:p/>
        </draw:line>
        <draw:frame draw:style-name="gr15" draw:text-style-name="P8" draw:layer="layout" svg:width="0.773cm" svg:height="0.747cm" svg:x="13.711cm" svg:y="8.784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3.26cm" svg:y="10.054cm">
          <draw:text-box>
            <text:p><text:span text:style-name="T9">255</text:span></text:p>
          </draw:text-box>
        </draw:frame>
        <draw:frame draw:style-name="gr17" draw:text-style-name="P8" draw:layer="layout" svg:width="0.621cm" svg:height="1.547cm" svg:x="14.447cm" svg:y="8.91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3" draw:text-style-name="P7" draw:layer="layout" svg:x1="11.765cm" svg:y1="15.478cm" svg:x2="10.495cm" svg:y2="15.478cm">
          <text:p/>
        </draw:line>
        <draw:line draw:style-name="gr13" draw:text-style-name="P7" draw:layer="layout" svg:x1="11.765cm" svg:y1="16.748cm" svg:x2="10.495cm" svg:y2="16.748cm">
          <text:p/>
        </draw:line>
        <draw:frame draw:style-name="gr15" draw:text-style-name="P8" draw:layer="layout" svg:width="0.773cm" svg:height="0.747cm" svg:x="9.887cm" svg:y="15.134cm">
          <draw:text-box>
            <text:p><text:span text:style-name="T9">0</text:span></text:p>
          </draw:text-box>
        </draw:frame>
        <draw:frame draw:style-name="gr16" draw:text-style-name="P8" draw:layer="layout" svg:width="1.524cm" svg:height="1.243cm" svg:x="9.436cm" svg:y="16.404cm">
          <draw:text-box>
            <text:p><text:span text:style-name="T9">511</text:span></text:p>
          </draw:text-box>
        </draw:frame>
        <draw:frame draw:style-name="gr17" draw:text-style-name="P8" draw:layer="layout" svg:width="0.621cm" svg:height="1.547cm" svg:x="10.823cm" svg:y="15.26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0" draw:text-style-name="P10" xml:id="id19" draw:id="id19" draw:layer="layout" svg:width="1.27cm" svg:height="1.27cm" svg:x="17.5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17.51cm" svg:y1="4.81cm" svg:x2="16.24cm" svg:y2="4.81cm">
          <text:p/>
        </draw:line>
        <draw:line draw:style-name="gr13" draw:text-style-name="P7" draw:layer="layout" svg:x1="17.51cm" svg:y1="6.08cm" svg:x2="16.24cm" svg:y2="6.08cm">
          <text:p/>
        </draw:line>
        <draw:frame draw:style-name="gr15" draw:text-style-name="P8" draw:layer="layout" svg:width="0.773cm" svg:height="0.747cm" svg:x="15.632cm" svg:y="4.466cm">
          <draw:text-box>
            <text:p><text:span text:style-name="T9">0</text:span></text:p>
          </draw:text-box>
        </draw:frame>
        <draw:frame draw:style-name="gr18" draw:text-style-name="P8" draw:layer="layout" svg:width="1.059cm" svg:height="0.747cm" svg:x="15.381cm" svg:y="5.736cm">
          <draw:text-box>
            <text:p><text:span text:style-name="T9">84</text:span></text:p>
          </draw:text-box>
        </draw:frame>
        <draw:frame draw:style-name="gr17" draw:text-style-name="P8" draw:layer="layout" svg:width="0.621cm" svg:height="1.547cm" svg:x="16.568cm" svg:y="4.596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4" draw:text-style-name="P11" draw:layer="layout" svg:width="2.073cm" svg:height="0.747cm" svg:x="18.056cm" svg:y="3.686cm">
          <draw:text-box>
            <text:p><text:span text:style-name="T9">4 bytes</text:span></text:p>
          </draw:text-box>
        </draw:frame>
        <draw:custom-shape draw:style-name="gr10" draw:text-style-name="P10" xml:id="id20" draw:id="id20" draw:layer="layout" svg:width="1.27cm" svg:height="1.27cm" svg:x="19.4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" draw:layer="layout" svg:x1="18.145cm" svg:y1="4.81cm" svg:x2="20.045cm" svg:y2="4.81cm" draw:start-shape="id19" draw:start-glue-point="0" draw:end-shape="id20" draw:end-glue-point="0" svg:d="M18145 4810v-541h1900v541" svg:viewBox="0 0 1901 542">
          <text:p/>
        </draw:connector>
        <draw:connector draw:style-name="gr19" draw:text-style-name="P2" draw:layer="layout" svg:x1="18.78cm" svg:y1="5.445cm" svg:x2="19.41cm" svg:y2="5.445cm" draw:start-shape="id19" draw:start-glue-point="1" draw:end-shape="id20" draw:end-glue-point="3" svg:d="M18780 5445h630" svg:viewBox="0 0 631 1">
          <text:p/>
        </draw:connector>
      </draw:page>
      <draw:page draw:name="page3" draw:style-name="dp1" draw:master-page-name="Default">
        <draw:custom-shape draw:style-name="gr20" draw:text-style-name="P12" draw:layer="layout" svg:width="3.81cm" svg:height="3.81cm" svg:x="6.524cm" svg:y="15.47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3" draw:layer="layout" svg:x1="4.619cm" svg:y1="15.678cm" svg:x2="6.524cm" svg:y2="15.678cm">
          <text:p/>
        </draw:line>
        <draw:line draw:style-name="gr21" draw:text-style-name="P13" draw:layer="layout" svg:x1="4.619cm" svg:y1="17.864cm" svg:x2="6.524cm" svg:y2="17.864cm">
          <text:p/>
        </draw:line>
        <draw:frame draw:style-name="gr22" draw:text-style-name="P14" draw:layer="layout" svg:width="2.005cm" svg:height="0.903cm" svg:x="2.741cm" svg:y="15.224cm">
          <draw:text-box>
            <text:p><text:span text:style-name="T12">Write</text:span></text:p>
          </draw:text-box>
        </draw:frame>
        <draw:frame draw:style-name="gr23" draw:text-style-name="P14" draw:layer="layout" svg:width="1.941cm" svg:height="0.903cm" svg:x="2.741cm" svg:y="17.356cm">
          <draw:text-box>
            <text:p><text:span text:style-name="T12">Read</text:span></text:p>
          </draw:text-box>
        </draw:frame>
        <draw:line draw:style-name="gr21" draw:text-style-name="P13" draw:layer="layout" svg:x1="4.646cm" svg:y1="16.821cm" svg:x2="6.551cm" svg:y2="16.821cm">
          <text:p/>
        </draw:line>
        <draw:frame draw:style-name="gr24" draw:text-style-name="P15" draw:layer="layout" svg:width="2.547cm" svg:height="1.089cm" svg:x="2.26cm" svg:y="16.286cm">
          <draw:text-box>
            <text:p><text:span text:style-name="T13">Data In</text:span></text:p>
          </draw:text-box>
        </draw:frame>
        <draw:line draw:style-name="gr21" draw:text-style-name="P13" draw:layer="layout" svg:x1="10.334cm" svg:y1="17.375cm" svg:x2="12.322cm" svg:y2="17.365cm">
          <text:p/>
        </draw:line>
        <draw:line draw:style-name="gr21" draw:text-style-name="P13" draw:layer="layout" svg:x1="4.619cm" svg:y1="19.026cm" svg:x2="6.524cm" svg:y2="19.026cm">
          <text:p/>
        </draw:line>
        <draw:frame draw:style-name="gr25" draw:text-style-name="P15" draw:layer="layout" svg:width="1.67cm" svg:height="0.903cm" svg:x="2.868cm" svg:y="18.518cm">
          <draw:text-box>
            <text:p><text:span text:style-name="T13">Row</text:span></text:p>
          </draw:text-box>
        </draw:frame>
        <draw:frame draw:style-name="gr26" draw:text-style-name="P15" draw:layer="layout" svg:width="3.046cm" svg:height="0.903cm" svg:x="12.145cm" svg:y="16.921cm">
          <draw:text-box>
            <text:p><text:span text:style-name="T13">Data Out</text:span></text:p>
          </draw:text-box>
        </draw:frame>
        <draw:frame draw:style-name="gr27" draw:text-style-name="P15" draw:layer="layout" svg:width="15.217cm" svg:height="6.119cm" svg:x="6.113cm" svg:y="1.805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8" draw:text-style-name="P15" draw:layer="layout" svg:width="9.941cm" svg:height="4.163cm" svg:x="15.062cm" svg:y="15.205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20" draw:text-style-name="P12" draw:layer="layout" svg:width="3.81cm" svg:height="3.81cm" svg:x="6.523cm" svg:y="9.67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3" draw:layer="layout" svg:x1="4.618cm" svg:y1="9.878cm" svg:x2="6.523cm" svg:y2="9.878cm">
          <text:p/>
        </draw:line>
        <draw:line draw:style-name="gr21" draw:text-style-name="P13" draw:layer="layout" svg:x1="4.618cm" svg:y1="12.064cm" svg:x2="6.523cm" svg:y2="12.064cm">
          <text:p/>
        </draw:line>
        <draw:frame draw:style-name="gr22" draw:text-style-name="P14" draw:layer="layout" svg:width="2.005cm" svg:height="0.903cm" svg:x="2.74cm" svg:y="9.424cm">
          <draw:text-box>
            <text:p><text:span text:style-name="T12">Write</text:span></text:p>
          </draw:text-box>
        </draw:frame>
        <draw:frame draw:style-name="gr23" draw:text-style-name="P14" draw:layer="layout" svg:width="1.941cm" svg:height="0.903cm" svg:x="2.74cm" svg:y="11.556cm">
          <draw:text-box>
            <text:p><text:span text:style-name="T12">Read</text:span></text:p>
          </draw:text-box>
        </draw:frame>
        <draw:line draw:style-name="gr21" draw:text-style-name="P13" draw:layer="layout" svg:x1="4.645cm" svg:y1="11.021cm" svg:x2="6.55cm" svg:y2="11.021cm">
          <text:p/>
        </draw:line>
        <draw:frame draw:style-name="gr24" draw:text-style-name="P15" draw:layer="layout" svg:width="2.547cm" svg:height="1.089cm" svg:x="2.259cm" svg:y="10.486cm">
          <draw:text-box>
            <text:p><text:span text:style-name="T13">Data In</text:span></text:p>
          </draw:text-box>
        </draw:frame>
        <draw:line draw:style-name="gr21" draw:text-style-name="P13" draw:layer="layout" svg:x1="10.333cm" svg:y1="11.575cm" svg:x2="12.238cm" svg:y2="11.575cm">
          <text:p/>
        </draw:line>
        <draw:line draw:style-name="gr21" draw:text-style-name="P13" draw:layer="layout" svg:x1="4.618cm" svg:y1="13.226cm" svg:x2="6.523cm" svg:y2="13.226cm">
          <text:p/>
        </draw:line>
        <draw:frame draw:style-name="gr25" draw:text-style-name="P15" draw:layer="layout" svg:width="1.67cm" svg:height="0.903cm" svg:x="2.867cm" svg:y="12.718cm">
          <draw:text-box>
            <text:p><text:span text:style-name="T13">Row</text:span></text:p>
          </draw:text-box>
        </draw:frame>
        <draw:frame draw:style-name="gr26" draw:text-style-name="P15" draw:layer="layout" svg:width="3.046cm" svg:height="0.903cm" svg:x="12.144cm" svg:y="11.121cm">
          <draw:text-box>
            <text:p><text:span text:style-name="T13">Data Out</text:span></text:p>
          </draw:text-box>
        </draw:frame>
        <draw:frame draw:style-name="gr29" draw:text-style-name="P15" draw:layer="layout" svg:width="10.661cm" svg:height="4.163cm" svg:x="15.097cm" svg:y="9.509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30" draw:text-style-name="P16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3.368cm" svg:height="5.588cm" svg:x="2.289cm" svg:y="14.42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2" draw:text-style-name="P17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xml:id="id24" draw:id="id24" draw:layer="layout" svg:width="2.54cm" svg:height="2.54cm" svg:x="23.29cm" svg:y="6.11cm">
          <text:p text:style-name="P2"><text:span text:style-name="T16">Device</text:span><text:span text:style-name="T16"><text:line-break/>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xml:id="id25" draw:id="id25" draw:layer="layout" svg:width="2.54cm" svg:height="2.54cm" svg:x="23.29cm" svg:y="9.91cm">
          <text:p text:style-name="P2"><text:span text:style-name="T16">Device</text:span><text:span text:style-name="T16"><text:line-break/>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26" draw:id="id26" draw:layer="layout" svg:width="2.54cm" svg:height="2.54cm" svg:x="23.29cm" svg:y="13.71cm">
          <text:p text:style-name="P2"><text:span text:style-name="T16">Device</text:span><text:span text:style-name="T16"><text:line-break/></text:span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xml:id="id23" draw:id="id23" draw:layer="layout" svg:width="5.08cm" svg:height="10.16cm" svg:x="14.94cm" svg:y="6.11cm">
          <text:p text:style-name="P20"><text:span text:style-name="T17"/></text:p>
          <text:p text:style-name="P20"><text:span text:style-name="T17">M3</text:span></text:p>
          <text:p text:style-name="P20"><text:span text:style-name="T17">16x512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5" draw:text-style-name="P19" xml:id="id21" draw:id="id21" draw:layer="layout" svg:width="5.08cm" svg:height="10.16cm" svg:x="7.34cm" svg:y="6.11cm">
          <text:p text:style-name="P20"><text:span text:style-name="T17"/></text:p>
          <text:p text:style-name="P20"><text:span text:style-name="T17">M2</text:span></text:p>
          <text:p text:style-name="P20"><text:span text:style-name="T17">8x256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6" draw:text-style-name="P19" xml:id="id22" draw:id="id22" draw:layer="layout" svg:width="2.54cm" svg:height="5.08cm" svg:x="1.57cm" svg:y="8.65cm">
          <text:p text:style-name="P2"><text:span text:style-name="T16">Satellite</text:span></text:p>
          <text:p text:style-name="P2"><text:span text:style-name="T16">Link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xml:id="id27" draw:id="id27" draw:layer="layout" svg:width="12.7cm" svg:height="1.397cm" svg:x="7.35cm" svg:y="3.57cm">
          <text:p text:style-name="P2"><text:span text:style-name="T1">M1</text:span></text:p>
          <text:p text:style-name="P2"><text:span text:style-name="T1">4x128</text:span></text:p>
          <draw:enhanced-geometry svg:viewBox="0 0 21600 21600" draw:type="rectangle" draw:enhanced-path="M 0 0 L 21600 0 21600 21600 0 21600 0 0 Z N"/>
        </draw:custom-shape>
        <draw:connector draw:style-name="gr38" draw:text-style-name="P2" draw:layer="layout" svg:x1="7.34cm" svg:y1="11.19cm" svg:x2="4.11cm" svg:y2="11.19cm" draw:start-shape="id21" draw:start-glue-point="3" draw:end-shape="id22" draw:end-glue-point="1" svg:d="M7340 11190h-3230" svg:viewBox="0 0 3231 1">
          <text:p/>
        </draw:connector>
        <draw:connector draw:style-name="gr39" draw:text-style-name="P21" draw:layer="layout" draw:line-skew="0.685cm" svg:x1="20.02cm" svg:y1="11.19cm" svg:x2="23.29cm" svg:y2="7.38cm" draw:start-shape="id23" draw:start-glue-point="1" draw:end-shape="id24" draw:end-glue-point="3" svg:d="M20020 11190h2320v-3810h950" svg:viewBox="0 0 3271 3811">
          <text:p/>
        </draw:connector>
        <draw:connector draw:style-name="gr39" draw:text-style-name="P21" draw:layer="layout" draw:line-skew="-0.077cm" svg:x1="20.02cm" svg:y1="11.19cm" svg:x2="23.29cm" svg:y2="11.18cm" draw:start-shape="id23" draw:start-glue-point="1" draw:end-shape="id25" draw:end-glue-point="3" svg:d="M20020 11190h1558v-10h1712" svg:viewBox="0 0 3271 11">
          <text:p/>
        </draw:connector>
        <draw:connector draw:style-name="gr39" draw:text-style-name="P21" draw:layer="layout" draw:line-skew="0.685cm" svg:x1="20.02cm" svg:y1="11.19cm" svg:x2="23.29cm" svg:y2="14.98cm" draw:start-shape="id23" draw:start-glue-point="1" draw:end-shape="id26" draw:end-glue-point="3" svg:d="M20020 11190h2320v3790h950" svg:viewBox="0 0 3271 3791">
          <text:p/>
        </draw:connector>
        <draw:connector draw:style-name="gr6" draw:text-style-name="P21" draw:layer="layout" draw:type="line" svg:x1="12.42cm" svg:y1="11.19cm" svg:x2="14.94cm" svg:y2="11.19cm" draw:start-shape="id21" draw:start-glue-point="1" draw:end-shape="id23" draw:end-glue-point="3" svg:d="M12420 11190h2520" svg:viewBox="0 0 2521 1">
          <text:p/>
        </draw:connector>
        <draw:connector draw:style-name="gr21" draw:text-style-name="P21" draw:layer="layout" svg:x1="13.7cm" svg:y1="4.967cm" svg:x2="9.88cm" svg:y2="6.11cm" draw:start-shape="id27" draw:start-glue-point="2" draw:end-shape="id21" svg:d="M13700 4967v571h-3820v572" svg:viewBox="0 0 3821 1144">
          <text:p/>
        </draw:connector>
        <draw:connector draw:style-name="gr21" draw:text-style-name="P21" draw:layer="layout" svg:x1="13.7cm" svg:y1="4.967cm" svg:x2="17.48cm" svg:y2="6.11cm" draw:start-shape="id27" draw:start-glue-point="2" draw:end-shape="id23" draw:end-glue-point="0" svg:d="M13700 4967v571h3780v572" svg:viewBox="0 0 3781 1144">
          <text:p/>
        </draw:connector>
      </draw:page>
      <draw:page draw:name="page5" draw:style-name="dp1" draw:master-page-name="Default">
        <draw:frame draw:style-name="gr40" draw:text-style-name="P22" draw:layer="layout" svg:width="9.57cm" svg:height="0.988cm" svg:x="9.609cm" svg:y="1.598cm">
          <draw:text-box>
            <text:p><text:span text:style-name="T18">Cache Controller Memory</text:span></text:p>
          </draw:text-box>
        </draw:frame>
        <draw:frame draw:style-name="gr41" draw:text-style-name="P8" draw:layer="layout" svg:width="17.833cm" svg:height="13.637cm" svg:x="2.154cm" svg:y="2.93cm">
          <draw:text-box>
            <text:p><text:span text:style-name="T19">Two </text:span><text:span text:style-name="T20">M1 </text:span><text:span text:style-name="T19">memory modules are used as the memory for the</text:span><text:span text:style-name="T19"><text:line-break/></text:span><text:span text:style-name="T19">cache controller to act as a virtual address space for the </text:span><text:span text:style-name="T20">M3</text:span><text:span text:style-name="T20"><text:line-break/></text:span><text:span text:style-name="T19">and </text:span><text:span text:style-name="T20">M2</text:span><text:span text:style-name="T19"> memories. Each line corresponds to a “block” (128 lines)</text:span></text:p>
            <text:p><text:span text:style-name="T19">in the respective memories.</text:span></text:p>
            <text:p><text:span text:style-name="T19"/></text:p>
            <text:p><text:span text:style-name="T20">M3 Memory Map: </text:span><text:span text:style-name="T20"><text:tab/></text:span><text:span text:style-name="T19">0x00 – 0x3F (64 lines)</text:span></text:p>
            <text:p><text:span text:style-name="T20">M2 Memory Map: </text:span><text:span text:style-name="T20"><text:tab/></text:span><text:span text:style-name="T19">0x40 – 0x4F (16 lines)</text:span></text:p>
            <text:p><text:span text:style-name="T21"/></text:p>
            <text:p><text:span text:style-name="T20">type </text:span><text:span text:style-name="T16"><text:tab/></text:span><text:span text:style-name="T16">00 – Word</text:span><text:span text:style-name="T16"><text:tab/></text:span><text:span text:style-name="T16">(TS = 128) (1 block)</text:span></text:p>
            <text:p><text:span text:style-name="T16"><text:tab/></text:span><text:span text:style-name="T16"><text:tab/></text:span><text:span text:style-name="T16">01 – Quad</text:span><text:span text:style-name="T16"><text:tab/></text:span><text:span text:style-name="T16">(TS = 512) (4 blocks)</text:span></text:p>
            <text:p><text:span text:style-name="T16"><text:tab/></text:span><text:span text:style-name="T16"><text:tab/></text:span><text:span text:style-name="T16">10 – Long</text:span><text:span text:style-name="T16"><text:tab/></text:span><text:span text:style-name="T16">(TS = 1024) (8 blocks)</text:span></text:p>
            <text:p><text:span text:style-name="T16"><text:tab/></text:span><text:span text:style-name="T16"><text:tab/></text:span><text:span text:style-name="T16">11 – Invalid</text:span></text:p>
            <text:p><text:span text:style-name="T8"/></text:p>
            <text:p><text:span text:style-name="T20">addr </text:span><text:span text:style-name="T20"><text:tab/></text:span><text:span text:style-name="T19">Address</text:span><text:span text:style-name="T16"> in cache where data is located</text:span></text:p>
            <text:p><text:span text:style-name="T8"/></text:p>
            <text:p><text:span text:style-name="T20">tag</text:span><text:span text:style-name="T20"><text:tab/></text:span><text:span text:style-name="T20"><text:tab/></text:span><text:span text:style-name="T19">Tag of data</text:span></text:p>
            <text:p><text:span text:style-name="T20"/></text:p>
            <text:p><text:span text:style-name="T20">next </text:span><text:span text:style-name="T20"><text:tab/></text:span><text:span text:style-name="T19">Address in cache controller containing row</text:span></text:p>
            <text:p><text:span text:style-name="T19"><text:tab/></text:span><text:span text:style-name="T19"><text:tab/></text:span><text:span text:style-name="T19">of next segment</text:span></text:p>
          </draw:text-box>
        </draw:frame>
        <draw:custom-shape draw:style-name="gr42" draw:text-style-name="P23" xml:id="id29" draw:id="id29" draw:layer="layout" svg:width="0.633cm" svg:height="1.144cm" svg:x="2.834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0.633cm" svg:height="1.144cm" svg:x="3.467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0.633cm" svg:height="1.144cm" svg:x="4.1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0.632cm" svg:height="1.144cm" svg:x="4.733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0.633cm" svg:height="1.144cm" svg:x="5.365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0.633cm" svg:height="1.144cm" svg:x="5.998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633cm" svg:height="1.144cm" svg:x="6.631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632cm" svg:height="1.144cm" svg:x="7.264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0.633cm" svg:height="1.144cm" svg:x="8.149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0.632cm" svg:height="1.144cm" svg:x="8.782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0.634cm" svg:height="1.144cm" svg:x="9.414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0.632cm" svg:height="1.144cm" svg:x="10.048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0.633cm" svg:height="1.144cm" svg:x="10.68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0.633cm" svg:height="1.144cm" svg:x="11.313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0.633cm" svg:height="1.144cm" svg:x="11.946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7" draw:text-style-name="P24" xml:id="id28" draw:id="id28" draw:layer="layout" svg:width="0.632cm" svg:height="1.144cm" svg:x="12.579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31" draw:id="id31" draw:layer="layout" svg:width="0.633cm" svg:height="1.144cm" svg:x="13.464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0.632cm" svg:height="1.144cm" svg:x="14.097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0.633cm" svg:height="1.144cm" svg:x="14.729cm" svg:y="18.369cm">
          <text:p text:style-name="P20"><text:span text:style-name="T2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633cm" svg:height="1.144cm" svg:x="15.362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633cm" svg:height="1.144cm" svg:x="15.995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0.632cm" svg:height="1.144cm" svg:x="16.628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634cm" svg:height="1.144cm" svg:x="17.26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632cm" svg:height="1.144cm" svg:x="17.894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frame draw:style-name="gr66" draw:text-style-name="P25" draw:layer="layout" svg:width="1.959cm" svg:height="3.161cm" svg:x="1.2cm" svg:y="17.429cm">
          <draw:text-box>
            <text:p>0x00</text:p>
            <text:p text:style-name="P2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text:p><text:span text:style-name="T24">0x4F</text:span></text:p>
          </draw:text-box>
        </draw:frame>
        <draw:custom-shape draw:style-name="gr67" draw:text-style-name="P23" draw:layer="layout" svg:width="0.633cm" svg:height="1.144cm" svg:x="18.781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0.632cm" svg:height="1.144cm" svg:x="19.414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0.633cm" svg:height="1.144cm" svg:x="20.046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23" draw:layer="layout" svg:width="0.633cm" svg:height="1.144cm" svg:x="20.679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1" draw:text-style-name="P23" draw:layer="layout" svg:width="0.633cm" svg:height="1.144cm" svg:x="21.312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2" draw:text-style-name="P23" draw:layer="layout" svg:width="0.632cm" svg:height="1.144cm" svg:x="21.945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3" draw:text-style-name="P23" draw:layer="layout" svg:width="0.634cm" svg:height="1.144cm" svg:x="22.577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xml:id="id30" draw:id="id30" draw:layer="layout" svg:width="0.632cm" svg:height="1.144cm" svg:x="23.211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onnector draw:style-name="gr75" draw:text-style-name="P2" draw:layer="layout" svg:x1="12.895cm" svg:y1="18.369cm" svg:x2="3.15cm" svg:y2="18.369cm" draw:start-shape="id28" draw:start-glue-point="0" draw:end-shape="id29" draw:end-glue-point="0" svg:d="M12895 18369v-541h-9745v541" svg:viewBox="0 0 9746 542">
          <text:p/>
        </draw:connector>
        <draw:connector draw:style-name="gr75" draw:text-style-name="P2" draw:layer="layout" svg:x1="23.527cm" svg:y1="18.369cm" svg:x2="13.78cm" svg:y2="18.369cm" draw:start-shape="id30" draw:start-glue-point="0" draw:end-shape="id31" draw:end-glue-point="0" svg:d="M23527 18369v-541h-9747v541" svg:viewBox="0 0 9748 542">
          <text:p/>
        </draw:connector>
        <draw:frame draw:style-name="gr76" draw:text-style-name="P25" draw:layer="layout" svg:width="1.383cm" svg:height="0.962cm" svg:x="7.431cm" svg:y="17.01cm">
          <draw:text-box>
            <text:p>M1</text:p>
          </draw:text-box>
        </draw:frame>
        <draw:frame draw:style-name="gr76" draw:text-style-name="P25" draw:layer="layout" svg:width="1.383cm" svg:height="0.962cm" svg:x="17.932cm" svg:y="17.01cm">
          <draw:text-box>
            <text:p>M1</text:p>
          </draw:text-box>
        </draw:frame>
      </draw:page>
      <draw:page draw:name="page6" draw:style-name="dp1" draw:master-page-name="Default">
        <draw:frame draw:style-name="gr40" draw:text-style-name="P22" draw:layer="layout" svg:width="9.57cm" svg:height="0.988cm" svg:x="9.575cm" svg:y="1.636cm">
          <draw:text-box>
            <text:p><text:span text:style-name="T18">Cache Controller Memory</text:span></text:p>
          </draw:text-box>
        </draw:frame>
        <draw:frame draw:style-name="gr77" draw:text-style-name="P26" draw:layer="layout" svg:width="20.979cm" svg:height="6.391cm" svg:x="2.113cm" svg:y="2.756cm">
          <draw:text-box>
            <text:p><text:span text:style-name="T16">The rest of the </text:span><text:span text:style-name="T20">M1</text:span><text:span text:style-name="T19"> memory is used to track which of the blocks of memory</text:span><text:span text:style-name="T19"><text:line-break/></text:span><text:span text:style-name="T19">have empty spots.</text:span></text:p>
            <text:p><text:span text:style-name="T19"/></text:p>
            <text:p><text:span text:style-name="T19">A 0 in a bit means that the corresponding block is empty.</text:span></text:p>
            <text:p><text:span text:style-name="T19">A 1 in a bit means that the corresponding block contains valid data.</text:span></text:p>
            <text:p><text:span text:style-name="T19"/></text:p>
            <text:p><text:span text:style-name="T19">When writing to the cache, the cache controller looks for enough empty blocks to contain the TS that it needs to write.</text:span></text:p>
            <text:p><text:span text:style-name="T19"/></text:p>
            <text:p><text:span text:style-name="T20">Valid Map: </text:span><text:span text:style-name="T20"><text:tab/></text:span><text:span text:style-name="T20"><text:tab/></text:span><text:span text:style-name="T20"><text:tab/></text:span><text:span text:style-name="T19">0x50 – 0x52 (3 lines)</text:span></text:p>
          </draw:text-box>
        </draw:frame>
        <draw:custom-shape draw:style-name="gr78" draw:text-style-name="P24" draw:layer="layout" svg:width="0.634cm" svg:height="1.127cm" svg:x="2.24cm" svg:y="10.5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4" draw:layer="layout" svg:width="0.634cm" svg:height="1.127cm" svg:x="2.874cm" svg:y="10.5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4" draw:layer="layout" svg:width="0.634cm" svg:height="1.127cm" svg:x="3.508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4" draw:layer="layout" svg:width="0.634cm" svg:height="1.127cm" svg:x="4.142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4" draw:layer="layout" svg:width="0.634cm" svg:height="1.127cm" svg:x="4.776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0.634cm" svg:height="1.127cm" svg:x="5.41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4" draw:layer="layout" svg:width="0.633cm" svg:height="1.127cm" svg:x="6.044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4" draw:layer="layout" svg:width="0.635cm" svg:height="1.127cm" svg:x="6.677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4" draw:layer="layout" svg:width="0.634cm" svg:height="1.127cm" svg:x="2.24cm" svg:y="10.503cm">
          <text:p text:style-name="P20"><text:span text:style-name="T26">block</text:span><text:span text:style-name="T26"><text:line-break/></text:span><text:span text:style-name="T2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4" draw:layer="layout" svg:width="0.634cm" svg:height="1.127cm" svg:x="2.874cm" svg:y="10.503cm">
          <text:p text:style-name="P20"><text:span text:style-name="T26">block</text:span><text:span text:style-name="T26"><text:line-break/></text:span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4" draw:layer="layout" svg:width="0.634cm" svg:height="1.127cm" svg:x="3.508cm" svg:y="10.503cm">
          <text:p text:style-name="P20"><text:span text:style-name="T26">block</text:span><text:span text:style-name="T26"><text:line-break/></text:span><text:span text:style-name="T2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4" draw:layer="layout" svg:width="0.634cm" svg:height="1.127cm" svg:x="4.142cm" svg:y="10.503cm">
          <text:p text:style-name="P20"><text:span text:style-name="T26">block</text:span><text:span text:style-name="T26"><text:line-break/></text:span><text:span text:style-name="T2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4" draw:layer="layout" svg:width="0.634cm" svg:height="1.127cm" svg:x="4.776cm" svg:y="10.503cm">
          <text:p text:style-name="P20"><text:span text:style-name="T26">block</text:span><text:span text:style-name="T26"><text:line-break/></text:span><text:span text:style-name="T2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4" draw:layer="layout" svg:width="0.634cm" svg:height="1.127cm" svg:x="5.41cm" svg:y="10.503cm">
          <text:p text:style-name="P20"><text:span text:style-name="T26">block</text:span><text:span text:style-name="T26"><text:line-break/></text:span><text:span text:style-name="T2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4" draw:layer="layout" svg:width="0.633cm" svg:height="1.127cm" svg:x="6.044cm" svg:y="10.503cm">
          <text:p text:style-name="P20"><text:span text:style-name="T26">block</text:span><text:span text:style-name="T26"><text:line-break/></text:span><text:span text:style-name="T2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4" draw:layer="layout" svg:width="0.635cm" svg:height="1.127cm" svg:x="6.677cm" svg:y="10.503cm">
          <text:p text:style-name="P20"><text:span text:style-name="T26">block</text:span><text:span text:style-name="T26"><text:line-break/></text:span><text:span text:style-name="T2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4" draw:layer="layout" svg:width="0.634cm" svg:height="1.127cm" svg:x="7.543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4" draw:layer="layout" svg:width="0.633cm" svg:height="1.127cm" svg:x="8.177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4" draw:layer="layout" svg:width="0.635cm" svg:height="1.127cm" svg:x="8.81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4" draw:layer="layout" svg:width="0.634cm" svg:height="1.127cm" svg:x="9.445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4" draw:layer="layout" svg:width="0.633cm" svg:height="1.127cm" svg:x="10.079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4" draw:layer="layout" svg:width="0.635cm" svg:height="1.127cm" svg:x="10.712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4" draw:layer="layout" svg:width="0.633cm" svg:height="1.127cm" svg:x="11.347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4" draw:layer="layout" svg:width="0.634cm" svg:height="1.127cm" svg:x="11.98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4" draw:layer="layout" svg:width="0.634cm" svg:height="1.127cm" svg:x="7.543cm" svg:y="10.51cm">
          <text:p text:style-name="P20"><text:span text:style-name="T26">block</text:span><text:span text:style-name="T26"><text:line-break/></text:span><text:span text:style-name="T2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4" draw:layer="layout" svg:width="0.633cm" svg:height="1.127cm" svg:x="8.177cm" svg:y="10.51cm">
          <text:p text:style-name="P20"><text:span text:style-name="T26">block</text:span><text:span text:style-name="T26"><text:line-break/></text:span><text:span text:style-name="T26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4" draw:layer="layout" svg:width="0.635cm" svg:height="1.127cm" svg:x="8.81cm" svg:y="10.51cm">
          <text:p text:style-name="P20"><text:span text:style-name="T26">block</text:span><text:span text:style-name="T26"><text:line-break/></text:span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draw:layer="layout" svg:width="0.634cm" svg:height="1.127cm" svg:x="9.445cm" svg:y="10.51cm">
          <text:p text:style-name="P20"><text:span text:style-name="T26">block</text:span><text:span text:style-name="T26"><text:line-break/></text:span><text:span text:style-name="T26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draw:layer="layout" svg:width="0.633cm" svg:height="1.127cm" svg:x="10.079cm" svg:y="10.51cm">
          <text:p text:style-name="P20"><text:span text:style-name="T26">block</text:span><text:span text:style-name="T26"><text:line-break/></text:span><text:span text:style-name="T2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4" draw:layer="layout" svg:width="0.635cm" svg:height="1.127cm" svg:x="10.712cm" svg:y="10.51cm">
          <text:p text:style-name="P20"><text:span text:style-name="T26">block</text:span><text:span text:style-name="T26"><text:line-break/></text:span><text:span text:style-name="T26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4" draw:layer="layout" svg:width="0.633cm" svg:height="1.127cm" svg:x="11.347cm" svg:y="10.51cm">
          <text:p text:style-name="P20"><text:span text:style-name="T26">block</text:span><text:span text:style-name="T26"><text:line-break/></text:span><text:span text:style-name="T2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4" draw:layer="layout" svg:width="0.634cm" svg:height="1.127cm" svg:x="11.98cm" svg:y="10.51cm">
          <text:p text:style-name="P20"><text:span text:style-name="T26">block</text:span><text:span text:style-name="T26"><text:line-break/></text:span><text:span text:style-name="T2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4" draw:layer="layout" svg:width="0.635cm" svg:height="1.127cm" svg:x="12.846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4" draw:layer="layout" svg:width="0.633cm" svg:height="1.127cm" svg:x="13.481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4" draw:layer="layout" svg:width="0.634cm" svg:height="1.127cm" svg:x="14.114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4" draw:layer="layout" svg:width="0.634cm" svg:height="1.127cm" svg:x="14.748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4" draw:layer="layout" svg:width="0.634cm" svg:height="1.127cm" svg:x="15.382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4" draw:layer="layout" svg:width="0.634cm" svg:height="1.127cm" svg:x="16.016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4" draw:layer="layout" svg:width="0.634cm" svg:height="1.127cm" svg:x="16.65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draw:layer="layout" svg:width="0.634cm" svg:height="1.127cm" svg:x="17.284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4" draw:layer="layout" svg:width="0.635cm" svg:height="1.127cm" svg:x="12.846cm" svg:y="10.51cm">
          <text:p text:style-name="P20"><text:span text:style-name="T26">block</text:span><text:span text:style-name="T26"><text:line-break/></text:span><text:span text:style-name="T2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4" draw:layer="layout" svg:width="0.633cm" svg:height="1.127cm" svg:x="13.481cm" svg:y="10.51cm">
          <text:p text:style-name="P20"><text:span text:style-name="T26">block</text:span><text:span text:style-name="T26"><text:line-break/></text:span><text:span text:style-name="T26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4" draw:layer="layout" svg:width="0.634cm" svg:height="1.127cm" svg:x="14.114cm" svg:y="10.51cm">
          <text:p text:style-name="P20"><text:span text:style-name="T26">block</text:span><text:span text:style-name="T26"><text:line-break/></text:span><text:span text:style-name="T26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4" draw:layer="layout" svg:width="0.634cm" svg:height="1.127cm" svg:x="14.748cm" svg:y="10.51cm">
          <text:p text:style-name="P20"><text:span text:style-name="T26">block</text:span><text:span text:style-name="T26"><text:line-break/></text:span><text:span text:style-name="T2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draw:layer="layout" svg:width="0.634cm" svg:height="1.127cm" svg:x="15.382cm" svg:y="10.51cm">
          <text:p text:style-name="P20"><text:span text:style-name="T26">block</text:span><text:span text:style-name="T26"><text:line-break/></text:span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24" draw:layer="layout" svg:width="0.634cm" svg:height="1.127cm" svg:x="16.016cm" svg:y="10.51cm">
          <text:p text:style-name="P20"><text:span text:style-name="T26">block</text:span><text:span text:style-name="T26"><text:line-break/></text:span><text:span text:style-name="T26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4" draw:layer="layout" svg:width="0.634cm" svg:height="1.127cm" svg:x="16.65cm" svg:y="10.51cm">
          <text:p text:style-name="P20"><text:span text:style-name="T26">block</text:span><text:span text:style-name="T26"><text:line-break/></text:span><text:span text:style-name="T26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4" draw:layer="layout" svg:width="0.634cm" svg:height="1.127cm" svg:x="17.284cm" svg:y="10.51cm">
          <text:p text:style-name="P20"><text:span text:style-name="T26">block</text:span><text:span text:style-name="T26"><text:line-break/></text:span><text:span text:style-name="T2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8" draw:layer="layout" svg:width="2.085cm" svg:height="0.988cm" svg:x="1.989cm" svg:y="9.625cm">
          <draw:text-box>
            <text:p><text:span text:style-name="T8">0x50</text:span></text:p>
          </draw:text-box>
        </draw:frame>
        <draw:custom-shape draw:style-name="gr127" draw:text-style-name="P24" draw:layer="layout" svg:width="0.634cm" svg:height="1.127cm" svg:x="18.172cm" svg:y="10.525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4" draw:layer="layout" svg:width="0.634cm" svg:height="1.127cm" svg:x="18.806cm" svg:y="10.525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4" draw:layer="layout" svg:width="0.634cm" svg:height="1.127cm" svg:x="19.44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4" draw:layer="layout" svg:width="0.634cm" svg:height="1.127cm" svg:x="20.074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4" draw:layer="layout" svg:width="0.634cm" svg:height="1.127cm" svg:x="20.708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4" draw:layer="layout" svg:width="0.634cm" svg:height="1.127cm" svg:x="21.342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4" draw:layer="layout" svg:width="0.633cm" svg:height="1.127cm" svg:x="21.976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4" draw:layer="layout" svg:width="0.635cm" svg:height="1.127cm" svg:x="22.609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4" draw:layer="layout" svg:width="0.634cm" svg:height="1.127cm" svg:x="18.172cm" svg:y="10.525cm">
          <text:p text:style-name="P20"><text:span text:style-name="T26">block</text:span><text:span text:style-name="T26"><text:line-break/></text:span><text:span text:style-name="T26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draw:layer="layout" svg:width="0.634cm" svg:height="1.127cm" svg:x="18.806cm" svg:y="10.525cm">
          <text:p text:style-name="P20"><text:span text:style-name="T26">block</text:span><text:span text:style-name="T26"><text:line-break/></text:span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4" draw:layer="layout" svg:width="0.634cm" svg:height="1.127cm" svg:x="19.44cm" svg:y="10.525cm">
          <text:p text:style-name="P20"><text:span text:style-name="T26">block</text:span><text:span text:style-name="T26"><text:line-break/></text:span><text:span text:style-name="T26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4" draw:layer="layout" svg:width="0.634cm" svg:height="1.127cm" svg:x="20.074cm" svg:y="10.525cm">
          <text:p text:style-name="P20"><text:span text:style-name="T26">block</text:span><text:span text:style-name="T26"><text:line-break/></text:span><text:span text:style-name="T26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4" draw:layer="layout" svg:width="0.634cm" svg:height="1.127cm" svg:x="20.708cm" svg:y="10.525cm">
          <text:p text:style-name="P20"><text:span text:style-name="T26">block</text:span><text:span text:style-name="T26"><text:line-break/></text:span><text:span text:style-name="T2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4" draw:layer="layout" svg:width="0.634cm" svg:height="1.127cm" svg:x="21.342cm" svg:y="10.525cm">
          <text:p text:style-name="P20"><text:span text:style-name="T26">block</text:span><text:span text:style-name="T26"><text:line-break/></text:span><text:span text:style-name="T26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24" draw:layer="layout" svg:width="0.633cm" svg:height="1.127cm" svg:x="21.976cm" svg:y="10.525cm">
          <text:p text:style-name="P20"><text:span text:style-name="T26">block</text:span><text:span text:style-name="T26"><text:line-break/></text:span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4" draw:layer="layout" svg:width="0.635cm" svg:height="1.127cm" svg:x="22.609cm" svg:y="10.525cm">
          <text:p text:style-name="P20"><text:span text:style-name="T26">block</text:span><text:span text:style-name="T26"><text:line-break/></text:span><text:span text:style-name="T26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4" draw:layer="layout" svg:width="0.634cm" svg:height="1.127cm" svg:x="2.264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4" draw:layer="layout" svg:width="0.633cm" svg:height="1.127cm" svg:x="2.898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4" draw:layer="layout" svg:width="0.635cm" svg:height="1.127cm" svg:x="3.53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4" draw:layer="layout" svg:width="0.634cm" svg:height="1.127cm" svg:x="4.166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4" draw:layer="layout" svg:width="0.633cm" svg:height="1.127cm" svg:x="4.8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4" draw:layer="layout" svg:width="0.635cm" svg:height="1.127cm" svg:x="5.433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4" draw:layer="layout" svg:width="0.633cm" svg:height="1.127cm" svg:x="6.068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4" draw:layer="layout" svg:width="0.634cm" svg:height="1.127cm" svg:x="6.70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4" draw:layer="layout" svg:width="0.634cm" svg:height="1.127cm" svg:x="2.264cm" svg:y="12.53cm">
          <text:p text:style-name="P20"><text:span text:style-name="T26">block</text:span><text:span text:style-name="T26"><text:line-break/></text:span><text:span text:style-name="T2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4" draw:layer="layout" svg:width="0.633cm" svg:height="1.127cm" svg:x="2.898cm" svg:y="12.53cm">
          <text:p text:style-name="P20"><text:span text:style-name="T26">block</text:span><text:span text:style-name="T26"><text:line-break/></text:span><text:span text:style-name="T2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4" draw:layer="layout" svg:width="0.635cm" svg:height="1.127cm" svg:x="3.531cm" svg:y="12.53cm">
          <text:p text:style-name="P20"><text:span text:style-name="T26">block</text:span><text:span text:style-name="T26"><text:line-break/></text:span><text:span text:style-name="T26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4" draw:layer="layout" svg:width="0.634cm" svg:height="1.127cm" svg:x="4.166cm" svg:y="12.53cm">
          <text:p text:style-name="P20"><text:span text:style-name="T26">block</text:span><text:span text:style-name="T26"><text:line-break/></text:span><text:span text:style-name="T2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0.633cm" svg:height="1.127cm" svg:x="4.8cm" svg:y="12.53cm">
          <text:p text:style-name="P20"><text:span text:style-name="T26">block</text:span><text:span text:style-name="T26"><text:line-break/></text:span><text:span text:style-name="T26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4" draw:layer="layout" svg:width="0.635cm" svg:height="1.127cm" svg:x="5.433cm" svg:y="12.53cm">
          <text:p text:style-name="P20"><text:span text:style-name="T26">block</text:span><text:span text:style-name="T26"><text:line-break/></text:span><text:span text:style-name="T2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4" draw:layer="layout" svg:width="0.633cm" svg:height="1.127cm" svg:x="6.068cm" svg:y="12.53cm">
          <text:p text:style-name="P20"><text:span text:style-name="T26">block</text:span><text:span text:style-name="T26"><text:line-break/></text:span><text:span text:style-name="T2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4" draw:layer="layout" svg:width="0.634cm" svg:height="1.127cm" svg:x="6.701cm" svg:y="12.53cm">
          <text:p text:style-name="P20"><text:span text:style-name="T26">block</text:span><text:span text:style-name="T26"><text:line-break/></text:span><text:span text:style-name="T26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4" draw:layer="layout" svg:width="0.635cm" svg:height="1.127cm" svg:x="7.567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4" draw:layer="layout" svg:width="0.633cm" svg:height="1.127cm" svg:x="8.202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0.634cm" svg:height="1.127cm" svg:x="8.83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draw:layer="layout" svg:width="0.634cm" svg:height="1.127cm" svg:x="9.469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4" draw:layer="layout" svg:width="0.634cm" svg:height="1.127cm" svg:x="10.103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4" draw:layer="layout" svg:width="0.634cm" svg:height="1.127cm" svg:x="10.737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4" draw:layer="layout" svg:width="0.634cm" svg:height="1.127cm" svg:x="11.37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4" draw:layer="layout" svg:width="0.634cm" svg:height="1.127cm" svg:x="12.00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4" draw:layer="layout" svg:width="0.635cm" svg:height="1.127cm" svg:x="7.567cm" svg:y="12.53cm">
          <text:p text:style-name="P20"><text:span text:style-name="T26">block</text:span><text:span text:style-name="T26"><text:line-break/></text:span><text:span text:style-name="T26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4" draw:layer="layout" svg:width="0.633cm" svg:height="1.127cm" svg:x="8.202cm" svg:y="12.53cm">
          <text:p text:style-name="P20"><text:span text:style-name="T26">block</text:span><text:span text:style-name="T26"><text:line-break/></text:span><text:span text:style-name="T2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4" draw:layer="layout" svg:width="0.634cm" svg:height="1.127cm" svg:x="8.835cm" svg:y="12.53cm">
          <text:p text:style-name="P20"><text:span text:style-name="T26">block</text:span><text:span text:style-name="T26"><text:line-break/></text:span><text:span text:style-name="T26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4" draw:layer="layout" svg:width="0.634cm" svg:height="1.127cm" svg:x="9.469cm" svg:y="12.53cm">
          <text:p text:style-name="P20"><text:span text:style-name="T26">block</text:span><text:span text:style-name="T26"><text:line-break/></text:span><text:span text:style-name="T26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4" draw:layer="layout" svg:width="0.634cm" svg:height="1.127cm" svg:x="10.103cm" svg:y="12.53cm">
          <text:p text:style-name="P20"><text:span text:style-name="T26">block</text:span><text:span text:style-name="T26"><text:line-break/></text:span><text:span text:style-name="T2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4" draw:layer="layout" svg:width="0.634cm" svg:height="1.127cm" svg:x="10.737cm" svg:y="12.53cm">
          <text:p text:style-name="P20"><text:span text:style-name="T26">block</text:span><text:span text:style-name="T26"><text:line-break/></text:span><text:span text:style-name="T2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4" draw:layer="layout" svg:width="0.634cm" svg:height="1.127cm" svg:x="11.371cm" svg:y="12.53cm">
          <text:p text:style-name="P20"><text:span text:style-name="T26">block</text:span><text:span text:style-name="T26"><text:line-break/></text:span><text:span text:style-name="T26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4" draw:layer="layout" svg:width="0.634cm" svg:height="1.127cm" svg:x="12.005cm" svg:y="12.53cm">
          <text:p text:style-name="P20"><text:span text:style-name="T26">block</text:span><text:span text:style-name="T26"><text:line-break/></text:span><text:span text:style-name="T2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8" draw:layer="layout" svg:width="2.085cm" svg:height="0.988cm" svg:x="2.01cm" svg:y="11.645cm">
          <draw:text-box>
            <text:p><text:span text:style-name="T8">0x51</text:span></text:p>
          </draw:text-box>
        </draw:frame>
        <draw:custom-shape draw:style-name="gr175" draw:text-style-name="P24" draw:layer="layout" svg:width="0.635cm" svg:height="1.127cm" svg:x="12.867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4" draw:layer="layout" svg:width="0.633cm" svg:height="1.127cm" svg:x="13.502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4" draw:layer="layout" svg:width="0.634cm" svg:height="1.127cm" svg:x="14.13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4" draw:layer="layout" svg:width="0.634cm" svg:height="1.127cm" svg:x="14.769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4" draw:layer="layout" svg:width="0.634cm" svg:height="1.127cm" svg:x="15.403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4" draw:layer="layout" svg:width="0.634cm" svg:height="1.127cm" svg:x="16.037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4" draw:layer="layout" svg:width="0.634cm" svg:height="1.127cm" svg:x="16.67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4" draw:layer="layout" svg:width="0.634cm" svg:height="1.127cm" svg:x="17.30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4" draw:layer="layout" svg:width="0.635cm" svg:height="1.127cm" svg:x="12.867cm" svg:y="12.53cm">
          <text:p text:style-name="P20"><text:span text:style-name="T26">block</text:span><text:span text:style-name="T26"><text:line-break/></text:span><text:span text:style-name="T2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4" draw:layer="layout" svg:width="0.633cm" svg:height="1.127cm" svg:x="13.502cm" svg:y="12.53cm">
          <text:p text:style-name="P20"><text:span text:style-name="T26">block</text:span><text:span text:style-name="T26"><text:line-break/></text:span><text:span text:style-name="T2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draw:layer="layout" svg:width="0.634cm" svg:height="1.127cm" svg:x="14.135cm" svg:y="12.53cm">
          <text:p text:style-name="P20"><text:span text:style-name="T26">block</text:span><text:span text:style-name="T26"><text:line-break/></text:span><text:span text:style-name="T26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4" draw:layer="layout" svg:width="0.634cm" svg:height="1.127cm" svg:x="14.769cm" svg:y="12.53cm">
          <text:p text:style-name="P20"><text:span text:style-name="T26">block</text:span><text:span text:style-name="T26"><text:line-break/></text:span><text:span text:style-name="T26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4" draw:layer="layout" svg:width="0.634cm" svg:height="1.127cm" svg:x="15.403cm" svg:y="12.53cm">
          <text:p text:style-name="P20"><text:span text:style-name="T26">block</text:span><text:span text:style-name="T26"><text:line-break/></text:span><text:span text:style-name="T2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4" draw:layer="layout" svg:width="0.634cm" svg:height="1.127cm" svg:x="16.037cm" svg:y="12.53cm">
          <text:p text:style-name="P20"><text:span text:style-name="T26">block</text:span><text:span text:style-name="T26"><text:line-break/></text:span><text:span text:style-name="T26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draw:layer="layout" svg:width="0.634cm" svg:height="1.127cm" svg:x="16.671cm" svg:y="12.53cm">
          <text:p text:style-name="P20"><text:span text:style-name="T26">block</text:span><text:span text:style-name="T26"><text:line-break/></text:span><text:span text:style-name="T26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draw:layer="layout" svg:width="0.634cm" svg:height="1.127cm" svg:x="17.305cm" svg:y="12.53cm">
          <text:p text:style-name="P20"><text:span text:style-name="T26">block</text:span><text:span text:style-name="T26"><text:line-break/></text:span><text:span text:style-name="T26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draw:layer="layout" svg:width="0.634cm" svg:height="1.127cm" svg:x="18.172cm" svg:y="12.546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4" draw:layer="layout" svg:width="0.634cm" svg:height="1.127cm" svg:x="18.806cm" svg:y="12.546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24" draw:layer="layout" svg:width="0.634cm" svg:height="1.127cm" svg:x="19.44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4" draw:layer="layout" svg:width="0.634cm" svg:height="1.127cm" svg:x="20.074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draw:layer="layout" svg:width="0.634cm" svg:height="1.127cm" svg:x="20.708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draw:layer="layout" svg:width="0.634cm" svg:height="1.127cm" svg:x="21.342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4" draw:layer="layout" svg:width="0.633cm" svg:height="1.127cm" svg:x="21.976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4" draw:layer="layout" svg:width="0.635cm" svg:height="1.127cm" svg:x="22.609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4" draw:layer="layout" svg:width="0.634cm" svg:height="1.127cm" svg:x="18.172cm" svg:y="12.546cm">
          <text:p text:style-name="P20"><text:span text:style-name="T26">block</text:span><text:span text:style-name="T26"><text:line-break/></text:span><text:span text:style-name="T26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4" draw:layer="layout" svg:width="0.634cm" svg:height="1.127cm" svg:x="18.806cm" svg:y="12.546cm">
          <text:p text:style-name="P20"><text:span text:style-name="T26">block</text:span><text:span text:style-name="T26"><text:line-break/></text:span><text:span text:style-name="T26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4" draw:layer="layout" svg:width="0.634cm" svg:height="1.127cm" svg:x="19.44cm" svg:y="12.546cm">
          <text:p text:style-name="P20"><text:span text:style-name="T26">block</text:span><text:span text:style-name="T26"><text:line-break/></text:span><text:span text:style-name="T26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4" draw:layer="layout" svg:width="0.634cm" svg:height="1.127cm" svg:x="20.074cm" svg:y="12.546cm">
          <text:p text:style-name="P20"><text:span text:style-name="T26">block</text:span><text:span text:style-name="T26"><text:line-break/></text:span><text:span text:style-name="T2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4" draw:layer="layout" svg:width="0.634cm" svg:height="1.127cm" svg:x="20.708cm" svg:y="12.546cm">
          <text:p text:style-name="P20"><text:span text:style-name="T26">block</text:span><text:span text:style-name="T26"><text:line-break/></text:span><text:span text:style-name="T26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4" draw:layer="layout" svg:width="0.634cm" svg:height="1.127cm" svg:x="21.342cm" svg:y="12.546cm">
          <text:p text:style-name="P20"><text:span text:style-name="T26">block</text:span><text:span text:style-name="T26"><text:line-break/></text:span><text:span text:style-name="T2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4" draw:layer="layout" svg:width="0.633cm" svg:height="1.127cm" svg:x="21.976cm" svg:y="12.546cm">
          <text:p text:style-name="P20"><text:span text:style-name="T26">block</text:span><text:span text:style-name="T26"><text:line-break/></text:span><text:span text:style-name="T2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4" draw:layer="layout" svg:width="0.635cm" svg:height="1.127cm" svg:x="22.609cm" svg:y="12.546cm">
          <text:p text:style-name="P20"><text:span text:style-name="T26">block</text:span><text:span text:style-name="T26"><text:line-break/></text:span><text:span text:style-name="T26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4" draw:layer="layout" svg:width="0.634cm" svg:height="1.127cm" svg:x="2.264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4" draw:layer="layout" svg:width="0.633cm" svg:height="1.127cm" svg:x="2.898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4" draw:layer="layout" svg:width="0.635cm" svg:height="1.127cm" svg:x="3.53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4" draw:layer="layout" svg:width="0.634cm" svg:height="1.127cm" svg:x="4.166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4" draw:layer="layout" svg:width="0.633cm" svg:height="1.127cm" svg:x="4.8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24" draw:layer="layout" svg:width="0.635cm" svg:height="1.127cm" svg:x="5.43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4" draw:layer="layout" svg:width="0.633cm" svg:height="1.127cm" svg:x="6.068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24" draw:layer="layout" svg:width="0.634cm" svg:height="1.127cm" svg:x="6.70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24" draw:layer="layout" svg:width="0.634cm" svg:height="1.127cm" svg:x="2.264cm" svg:y="14.53cm">
          <text:p text:style-name="P20"><text:span text:style-name="T26">block</text:span><text:span text:style-name="T26"><text:line-break/></text:span><text:span text:style-name="T26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4" draw:layer="layout" svg:width="0.633cm" svg:height="1.127cm" svg:x="2.898cm" svg:y="14.53cm">
          <text:p text:style-name="P20"><text:span text:style-name="T26">block</text:span><text:span text:style-name="T26"><text:line-break/></text:span><text:span text:style-name="T2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24" draw:layer="layout" svg:width="0.635cm" svg:height="1.127cm" svg:x="3.531cm" svg:y="14.53cm">
          <text:p text:style-name="P20"><text:span text:style-name="T26">block</text:span><text:span text:style-name="T26"><text:line-break/></text:span><text:span text:style-name="T26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4" draw:layer="layout" svg:width="0.634cm" svg:height="1.127cm" svg:x="4.166cm" svg:y="14.53cm">
          <text:p text:style-name="P20"><text:span text:style-name="T26">block</text:span><text:span text:style-name="T26"><text:line-break/></text:span><text:span text:style-name="T26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4" draw:layer="layout" svg:width="0.633cm" svg:height="1.127cm" svg:x="4.8cm" svg:y="14.53cm">
          <text:p text:style-name="P20"><text:span text:style-name="T26">block</text:span><text:span text:style-name="T26"><text:line-break/></text:span><text:span text:style-name="T26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4" draw:layer="layout" svg:width="0.635cm" svg:height="1.127cm" svg:x="5.433cm" svg:y="14.53cm">
          <text:p text:style-name="P20"><text:span text:style-name="T26">block</text:span><text:span text:style-name="T26"><text:line-break/></text:span><text:span text:style-name="T26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24" draw:layer="layout" svg:width="0.633cm" svg:height="1.127cm" svg:x="6.068cm" svg:y="14.53cm">
          <text:p text:style-name="P20"><text:span text:style-name="T26">block</text:span><text:span text:style-name="T26"><text:line-break/></text:span><text:span text:style-name="T26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24" draw:layer="layout" svg:width="0.634cm" svg:height="1.127cm" svg:x="6.701cm" svg:y="14.53cm">
          <text:p text:style-name="P20"><text:span text:style-name="T26">block</text:span><text:span text:style-name="T26"><text:line-break/></text:span><text:span text:style-name="T26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4" draw:layer="layout" svg:width="0.635cm" svg:height="1.127cm" svg:x="7.567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4" draw:layer="layout" svg:width="0.633cm" svg:height="1.127cm" svg:x="8.202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4" draw:layer="layout" svg:width="0.634cm" svg:height="1.127cm" svg:x="8.83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4" draw:layer="layout" svg:width="0.634cm" svg:height="1.127cm" svg:x="9.469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24" draw:layer="layout" svg:width="0.634cm" svg:height="1.127cm" svg:x="10.10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24" draw:layer="layout" svg:width="0.634cm" svg:height="1.127cm" svg:x="10.737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24" draw:layer="layout" svg:width="0.634cm" svg:height="1.127cm" svg:x="11.37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24" draw:layer="layout" svg:width="0.634cm" svg:height="1.127cm" svg:x="12.00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24" draw:layer="layout" svg:width="0.635cm" svg:height="1.127cm" svg:x="7.567cm" svg:y="14.53cm">
          <text:p text:style-name="P20"><text:span text:style-name="T26">block</text:span><text:span text:style-name="T26"><text:line-break/></text:span><text:span text:style-name="T26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24" draw:layer="layout" svg:width="0.633cm" svg:height="1.127cm" svg:x="8.202cm" svg:y="14.53cm">
          <text:p text:style-name="P20"><text:span text:style-name="T26">block</text:span><text:span text:style-name="T26"><text:line-break/></text:span><text:span text:style-name="T26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24" draw:layer="layout" svg:width="0.634cm" svg:height="1.127cm" svg:x="8.835cm" svg:y="14.53cm">
          <text:p text:style-name="P20"><text:span text:style-name="T26">block</text:span><text:span text:style-name="T26"><text:line-break/></text:span><text:span text:style-name="T26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4" draw:layer="layout" svg:width="0.634cm" svg:height="1.127cm" svg:x="9.469cm" svg:y="14.53cm">
          <text:p text:style-name="P20"><text:span text:style-name="T26">block</text:span><text:span text:style-name="T26"><text:line-break/></text:span><text:span text:style-name="T26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24" draw:layer="layout" svg:width="0.634cm" svg:height="1.127cm" svg:x="10.103cm" svg:y="14.53cm">
          <text:p text:style-name="P20"><text:span text:style-name="T26">block</text:span><text:span text:style-name="T26"><text:line-break/></text:span><text:span text:style-name="T26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4" draw:layer="layout" svg:width="0.634cm" svg:height="1.127cm" svg:x="10.737cm" svg:y="14.53cm">
          <text:p text:style-name="P20"><text:span text:style-name="T26">block</text:span><text:span text:style-name="T26"><text:line-break/></text:span><text:span text:style-name="T26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24" draw:layer="layout" svg:width="0.634cm" svg:height="1.127cm" svg:x="11.371cm" svg:y="14.53cm">
          <text:p text:style-name="P20"><text:span text:style-name="T26">block</text:span><text:span text:style-name="T26"><text:line-break/></text:span><text:span text:style-name="T26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24" draw:layer="layout" svg:width="0.634cm" svg:height="1.127cm" svg:x="12.005cm" svg:y="14.53cm">
          <text:p text:style-name="P20"><text:span text:style-name="T26">block</text:span><text:span text:style-name="T26"><text:line-break/></text:span><text:span text:style-name="T26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8" draw:layer="layout" svg:width="2.085cm" svg:height="0.988cm" svg:x="2.01cm" svg:y="13.645cm">
          <draw:text-box>
            <text:p><text:span text:style-name="T8">0x52</text:span></text:p>
          </draw:text-box>
        </draw:frame>
        <draw:custom-shape draw:style-name="gr239" draw:text-style-name="P24" draw:layer="layout" svg:width="0.635cm" svg:height="1.127cm" svg:x="12.867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24" draw:layer="layout" svg:width="0.633cm" svg:height="1.127cm" svg:x="13.502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24" draw:layer="layout" svg:width="0.634cm" svg:height="1.127cm" svg:x="14.13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24" draw:layer="layout" svg:width="0.634cm" svg:height="1.127cm" svg:x="14.769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24" draw:layer="layout" svg:width="0.634cm" svg:height="1.127cm" svg:x="15.40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24" draw:layer="layout" svg:width="0.634cm" svg:height="1.127cm" svg:x="16.037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4" draw:layer="layout" svg:width="0.634cm" svg:height="1.127cm" svg:x="16.67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4" draw:layer="layout" svg:width="0.634cm" svg:height="1.127cm" svg:x="17.30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24" draw:layer="layout" svg:width="0.635cm" svg:height="1.127cm" svg:x="12.867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4" draw:layer="layout" svg:width="0.633cm" svg:height="1.127cm" svg:x="13.502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4" draw:layer="layout" svg:width="0.634cm" svg:height="1.127cm" svg:x="14.13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4" draw:layer="layout" svg:width="0.634cm" svg:height="1.127cm" svg:x="14.769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4" draw:layer="layout" svg:width="0.634cm" svg:height="1.127cm" svg:x="15.403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4" draw:layer="layout" svg:width="0.634cm" svg:height="1.127cm" svg:x="16.037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4" draw:layer="layout" svg:width="0.634cm" svg:height="1.127cm" svg:x="16.671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4" draw:layer="layout" svg:width="0.634cm" svg:height="1.127cm" svg:x="17.30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24" draw:layer="layout" svg:width="0.635cm" svg:height="1.127cm" svg:x="18.167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24" draw:layer="layout" svg:width="0.633cm" svg:height="1.127cm" svg:x="18.802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24" draw:layer="layout" svg:width="0.634cm" svg:height="1.127cm" svg:x="19.43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24" draw:layer="layout" svg:width="0.634cm" svg:height="1.127cm" svg:x="20.069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24" draw:layer="layout" svg:width="0.634cm" svg:height="1.127cm" svg:x="20.70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24" draw:layer="layout" svg:width="0.634cm" svg:height="1.127cm" svg:x="21.337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24" draw:layer="layout" svg:width="0.634cm" svg:height="1.127cm" svg:x="21.97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24" draw:layer="layout" svg:width="0.634cm" svg:height="1.127cm" svg:x="22.60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4" draw:layer="layout" svg:width="0.635cm" svg:height="1.127cm" svg:x="18.167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24" draw:layer="layout" svg:width="0.633cm" svg:height="1.127cm" svg:x="18.802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24" draw:layer="layout" svg:width="0.634cm" svg:height="1.127cm" svg:x="19.43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24" draw:layer="layout" svg:width="0.634cm" svg:height="1.127cm" svg:x="20.069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4" draw:layer="layout" svg:width="0.634cm" svg:height="1.127cm" svg:x="20.703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24" draw:layer="layout" svg:width="0.634cm" svg:height="1.127cm" svg:x="21.337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24" draw:layer="layout" svg:width="0.634cm" svg:height="1.127cm" svg:x="21.971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24" draw:layer="layout" svg:width="0.634cm" svg:height="1.127cm" svg:x="22.60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2-01T15:41:32.208395076</dc:date>
    <meta:editing-duration>PT11H3M40S</meta:editing-duration>
    <meta:editing-cycles>168</meta:editing-cycles>
    <meta:generator>LibreOffice/5.0.3.2$Linux_X86_64 LibreOffice_project/00m0$Build-2</meta:generator>
    <meta:document-statistic meta:object-count="358"/>
  </office:meta>
</office:document-meta>
</file>